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4.439cm" fo:min-width="13.206cm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11.21cm" fo:min-width="19.607cm"/>
    </style:style>
    <style:style style:name="gr3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4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72cm" draw:shadow="hidden"/>
    </style:style>
    <style:style style:name="gr7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 draw:shadow="hidden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1.318cm" fo:min-width="1.431cm" fo:padding-top="0.175cm" fo:padding-bottom="0.175cm" fo:padding-left="0.3cm" fo:padding-right="0.3cm" draw:shadow="visible"/>
    </style:style>
    <style:style style:name="gr9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hidden"/>
    </style:style>
    <style:style style:name="gr10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1.318cm" fo:min-width="1.43cm" fo:padding-top="0.175cm" fo:padding-bottom="0.175cm" fo:padding-left="0.3cm" fo:padding-right="0.3cm" draw:shadow="visible"/>
    </style:style>
    <style:style style:name="gr1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min-height="1.805cm" fo:min-width="5.628cm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none" svg:stroke-color="#000000" draw:fill="solid" draw:fill-color="#c0c0c0" draw:auto-grow-height="true" draw:auto-grow-width="false" fo:max-height="0cm" fo:min-height="0.589cm" draw:shadow="hidden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1cm" draw:shadow="hidden"/>
    </style:style>
    <style:style style:name="gr14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min-height="0.828cm" fo:min-width="0.669cm" fo:padding-top="0.15cm" fo:padding-bottom="0.15cm" fo:padding-left="0.275cm" fo:padding-right="0.275cm" draw:shadow="visible"/>
    </style:style>
    <style:style style:name="gr15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min-height="0.778cm" fo:min-width="0.619cm" fo:padding-top="0.15cm" fo:padding-bottom="0.15cm" fo:padding-left="0.275cm" fo:padding-right="0.275cm" draw:shadow="visible"/>
    </style:style>
    <style:style style:name="gr16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18" style:family="graphic" style:parent-style-name="objectwithoutfill">
      <style:graphic-properties draw:stroke="dash" draw:stroke-dash="Fine_20_Dashed" svg:stroke-width="0.102cm" svg:stroke-color="#999999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0.788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margin-top="0cm" fo:margin-bottom="0.254cm" fo:text-align="start"/>
    </style:style>
    <style:style style:name="P5" style:family="paragraph">
      <style:paragraph-properties fo:margin-top="0cm" fo:margin-bottom="0.254cm" fo:text-align="start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color="#666666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666666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14.212cm" svg:height="5.195cm" svg:x="9.2cm" svg:y="1.2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21.347cm" svg:height="12.7cm" svg:x="3.799cm" svg:y="9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211cm" svg:height="1.848cm" svg:x="7.779cm" svg:y="15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0.566cm" svg:height="0.483cm" svg:x="9.097cm" svg:y="16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514cm" svg:height="1.505cm" svg:x="7.274cm" svg:y="17.766cm">
          <draw:text-box>
            <text:p><text:span text:style-name="T1">LinuxNode</text:span></text:p>
          </draw:text-box>
        </draw:frame>
        <draw:frame draw:style-name="gr6" draw:text-style-name="P2" draw:layer="layout" svg:width="5.363cm" svg:height="0.922cm" svg:x="4.533cm" svg:y="10.129cm">
          <draw:text-box>
            <text:p><text:span text:style-name="T1">LinuxApplication</text:span></text:p>
          </draw:text-box>
        </draw:frame>
        <draw:custom-shape draw:style-name="gr3" draw:text-style-name="P1" draw:layer="layout" svg:width="2.21cm" svg:height="1.848cm" svg:x="4.784cm" svg:y="11.3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0.566cm" svg:height="0.483cm" svg:x="8.064cm" svg:y="15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0.566cm" svg:height="0.483cm" svg:x="5.213cm" svg:y="12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496cm" svg:y1="12.821cm" svg:x2="8.347cm" svg:y2="15.889cm" draw:start-shape="id1" draw:start-glue-point="8" draw:end-shape="id2" draw:end-glue-point="4" svg:d="M5496 12821l2851 3068" svg:viewBox="0 0 2852 3069">
          <text:p/>
        </draw:connector>
        <draw:custom-shape draw:style-name="gr8" draw:text-style-name="P1" draw:layer="layout" svg:width="2.211cm" svg:height="1.848cm" svg:x="15.08cm" svg:y="15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6" draw:id="id6" draw:layer="layout" svg:width="0.566cm" svg:height="0.483cm" svg:x="15.398cm" svg:y="16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514cm" svg:height="1.505cm" svg:x="14.775cm" svg:y="17.766cm">
          <draw:text-box>
            <text:p><text:span text:style-name="T1">LinuxNode</text:span></text:p>
          </draw:text-box>
        </draw:frame>
        <draw:frame draw:style-name="gr6" draw:text-style-name="P2" draw:layer="layout" svg:width="5.355cm" svg:height="0.922cm" svg:x="15.034cm" svg:y="10.029cm">
          <draw:text-box>
            <text:p><text:span text:style-name="T1">LinuxApplication</text:span></text:p>
          </draw:text-box>
        </draw:frame>
        <draw:custom-shape draw:style-name="gr10" draw:text-style-name="P1" draw:layer="layout" svg:width="2.21cm" svg:height="1.848cm" svg:x="15.185cm" svg:y="11.3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0.566cm" svg:height="0.483cm" svg:x="16.365cm" svg:y="15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" draw:id="id3" draw:layer="layout" svg:width="0.566cm" svg:height="0.483cm" svg:x="16.414cm" svg:y="12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6.697cm" svg:y1="12.821cm" svg:x2="16.648cm" svg:y2="15.789cm" draw:start-shape="id3" draw:start-glue-point="8" draw:end-shape="id4" draw:end-glue-point="4" svg:d="M16697 12821l-49 2968" svg:viewBox="0 0 50 2969">
          <text:p/>
        </draw:connector>
        <draw:connector draw:style-name="gr7" draw:text-style-name="P1" draw:layer="layout" draw:type="line" svg:x1="9.663cm" svg:y1="16.816cm" svg:x2="15.398cm" svg:y2="16.816cm" draw:start-shape="id5" draw:start-glue-point="10" draw:end-shape="id6" draw:end-glue-point="6" svg:d="M9663 16816h5735" svg:viewBox="0 0 5736 1">
          <text:p/>
        </draw:connector>
        <draw:custom-shape draw:style-name="gr9" draw:text-style-name="P1" draw:layer="layout" svg:width="0.566cm" svg:height="0.483cm" svg:x="16.399cm" svg:y="16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6.177cm" svg:height="2.619cm" svg:x="7.599cm" svg:y="11.35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2" draw:text-style-name="P3" draw:layer="layout" svg:width="5.974cm" svg:height="0.839cm" svg:x="7.633cm" svg:y="11.538cm">
            <draw:text-box>
              <text:p text:style-name="P1"><text:span text:style-name="T2">Resource Attributes</text:span></text:p>
            </draw:text-box>
          </draw:frame>
          <draw:frame draw:style-name="gr13" draw:text-style-name="P5" draw:layer="layout" svg:width="7.343cm" svg:height="0.771cm" svg:x="7.522cm" svg:y="12.545cm">
            <draw:text-box>
              <text:p text:style-name="P4"><text:span text:style-name="T3">command: ping -c3 host1</text:span></text:p>
            </draw:text-box>
          </draw:frame>
        </draw:g>
        <draw:custom-shape draw:style-name="gr14" draw:text-style-name="P1" xml:id="id7" draw:id="id7" draw:layer="layout" svg:width="1.651cm" svg:height="1.524cm" svg:x="12.033cm" svg:y="2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8" draw:id="id8" draw:layer="layout" svg:width="1.651cm" svg:height="1.524cm" svg:x="18.833cm" svg:y="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svg:x1="13.684cm" svg:y1="3.648cm" svg:x2="18.833cm" svg:y2="3.649cm" draw:start-shape="id7" draw:start-glue-point="10" draw:end-shape="id8" draw:end-glue-point="6" svg:d="M13684 3648h2674v1h2475" svg:viewBox="0 0 5150 2">
          <text:p/>
        </draw:connector>
        <draw:frame draw:style-name="gr17" draw:text-style-name="P6" draw:layer="layout" svg:width="13.081cm" svg:height="1.143cm" svg:x="4.659cm" svg:y="8.328cm">
          <draw:text-box>
            <text:p text:style-name="P1"><text:span text:style-name="T4">Executable experiment description</text:span></text:p>
          </draw:text-box>
        </draw:frame>
        <draw:frame draw:style-name="gr17" draw:text-style-name="P6" draw:layer="layout" svg:width="13.081cm" svg:height="1.143cm" svg:x="9.36cm" svg:y="0.229cm">
          <draw:text-box>
            <text:p text:style-name="P1"><text:span text:style-name="T4">Abstract topology</text:span></text:p>
          </draw:text-box>
        </draw:frame>
        <draw:connector draw:style-name="gr18" draw:text-style-name="P1" draw:layer="layout" draw:line-skew="-1.645cm" svg:x1="9.2cm" svg:y1="3.859cm" svg:x2="3.799cm" svg:y2="15.862cm" draw:start-shape="id9" draw:start-glue-point="3" draw:end-shape="id10" draw:end-glue-point="3" svg:d="M9200 3859h-7548v12003h2147" svg:viewBox="0 0 7549 12004">
          <text:p/>
        </draw:connector>
        <draw:frame draw:style-name="gr19" draw:text-style-name="P7" draw:layer="layout" svg:width="3.937cm" svg:height="1.038cm" svg:x="4.118cm" svg:y="2.686cm">
          <draw:text-box>
            <text:p><text:span text:style-name="T5">mapping</text:span></text:p>
          </draw:text-box>
        </draw:frame>
        <draw:g>
          <draw:custom-shape draw:style-name="gr11" draw:text-style-name="P1" draw:layer="layout" svg:width="6.177cm" svg:height="2.619cm" svg:x="18cm" svg:y="11.45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2" draw:text-style-name="P3" draw:layer="layout" svg:width="5.974cm" svg:height="0.839cm" svg:x="18.034cm" svg:y="11.638cm">
            <draw:text-box>
              <text:p text:style-name="P1"><text:span text:style-name="T2">Resource Attributes</text:span></text:p>
            </draw:text-box>
          </draw:frame>
          <draw:frame draw:style-name="gr13" draw:text-style-name="P5" draw:layer="layout" svg:width="7.343cm" svg:height="0.771cm" svg:x="17.923cm" svg:y="12.645cm">
            <draw:text-box>
              <text:p text:style-name="P4"><text:span text:style-name="T3">command: ping -c3 host2</text:span></text:p>
            </draw:text-box>
          </draw:frame>
        </draw:g>
        <draw:g>
          <draw:custom-shape draw:style-name="gr11" draw:text-style-name="P1" draw:layer="layout" svg:width="6.177cm" svg:height="2.619cm" svg:x="15.002cm" svg:y="18.75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2" draw:text-style-name="P3" draw:layer="layout" svg:width="5.974cm" svg:height="0.839cm" svg:x="15.036cm" svg:y="18.938cm">
            <draw:text-box>
              <text:p text:style-name="P1"><text:span text:style-name="T2">Resource Attributes</text:span></text:p>
            </draw:text-box>
          </draw:frame>
          <draw:frame draw:style-name="gr13" draw:text-style-name="P5" draw:layer="layout" svg:width="7.343cm" svg:height="0.771cm" svg:x="14.925cm" svg:y="19.945cm">
            <draw:text-box>
              <text:p text:style-name="P4"><text:span text:style-name="T3">hostname: host1</text:span></text:p>
            </draw:text-box>
          </draw:frame>
        </draw:g>
        <draw:g>
          <draw:custom-shape draw:style-name="gr11" draw:text-style-name="P1" draw:layer="layout" svg:width="6.177cm" svg:height="2.619cm" svg:x="7.503cm" svg:y="18.75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2" draw:text-style-name="P3" draw:layer="layout" svg:width="5.974cm" svg:height="0.839cm" svg:x="7.537cm" svg:y="18.938cm">
            <draw:text-box>
              <text:p text:style-name="P1"><text:span text:style-name="T2">Resource Attributes</text:span></text:p>
            </draw:text-box>
          </draw:frame>
          <draw:frame draw:style-name="gr13" draw:text-style-name="P5" draw:layer="layout" svg:width="7.343cm" svg:height="0.771cm" svg:x="7.426cm" svg:y="19.945cm">
            <draw:text-box>
              <text:p text:style-name="P4"><text:span text:style-name="T3">hostname: host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na </meta:initial-creator>
    <meta:creation-date>2013-11-06T15:54:54</meta:creation-date>
    <dc:date>2014-09-16T13:58:00.737869782</dc:date>
    <dc:creator>alina </dc:creator>
    <meta:editing-duration>PT5M7S</meta:editing-duration>
    <meta:editing-cycles>6</meta:editing-cycles>
    <meta:generator>LibreOffice/4.3.0.4$Linux_X86_64 LibreOffice_project/430m0$Build-4</meta:generator>
    <meta:document-statistic meta:object-count="43"/>
  </office:meta>
</office:document-meta>
</file>